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d8d5" officeooo:paragraph-rsid="0002dc64"/>
    </style:style>
    <style:style style:name="P2" style:family="paragraph" style:parent-style-name="Standard" style:list-style-name="L1">
      <style:text-properties officeooo:rsid="0019d8d5" officeooo:paragraph-rsid="0002dc64"/>
    </style:style>
    <style:style style:name="P3" style:family="paragraph" style:parent-style-name="Standard" style:list-style-name="L2">
      <style:text-properties officeooo:rsid="0019d8d5" officeooo:paragraph-rsid="0002dc64"/>
    </style:style>
    <style:style style:name="P4" style:family="paragraph" style:parent-style-name="Standard" style:list-style-name="L3">
      <style:text-properties officeooo:rsid="0019d8d5" officeooo:paragraph-rsid="0002dc64"/>
    </style:style>
    <style:style style:name="P5" style:family="paragraph" style:parent-style-name="Standard">
      <style:text-properties officeooo:rsid="00059614" officeooo:paragraph-rsid="00059614"/>
    </style:style>
    <style:style style:name="P6" style:family="paragraph" style:parent-style-name="Standard">
      <style:text-properties officeooo:rsid="0008722e" officeooo:paragraph-rsid="0008722e"/>
    </style:style>
    <style:style style:name="P7" style:family="paragraph" style:parent-style-name="Standard">
      <style:text-properties officeooo:rsid="00091499" officeooo:paragraph-rsid="00091499"/>
    </style:style>
    <style:style style:name="P8" style:family="paragraph" style:parent-style-name="Standard">
      <style:text-properties officeooo:rsid="00258115" officeooo:paragraph-rsid="0013cbb6"/>
    </style:style>
    <style:style style:name="P9" style:family="paragraph" style:parent-style-name="Standard">
      <style:text-properties officeooo:rsid="00275dbb" officeooo:paragraph-rsid="0013cbb6"/>
    </style:style>
    <style:style style:name="T1" style:family="text">
      <style:text-properties officeooo:rsid="0002dc64"/>
    </style:style>
    <style:style style:name="T2" style:family="text">
      <style:text-properties officeooo:rsid="00059614"/>
    </style:style>
    <style:style style:name="T3" style:family="text">
      <style:text-properties officeooo:rsid="0006c45e"/>
    </style:style>
    <style:style style:name="T4" style:family="text">
      <style:text-properties officeooo:rsid="00091499"/>
    </style:style>
    <style:style style:name="T5" style:family="text">
      <style:text-properties officeooo:rsid="000dbbd8"/>
    </style:style>
    <style:style style:name="T6" style:family="text">
      <style:text-properties officeooo:rsid="00350b56"/>
    </style:style>
    <style:style style:name="T7" style:family="text">
      <style:text-properties officeooo:rsid="0038607e"/>
    </style:style>
    <style:style style:name="T8" style:family="text">
      <style:text-properties officeooo:rsid="0017300c"/>
    </style:style>
    <style:style style:name="T9" style:family="text">
      <style:text-properties officeooo:rsid="001fb0d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1<text:span text:style-name="T1">8</text:span> Past Paper Question 3 </text:p>
      <text:p text:style-name="P1"><text:span text:style-name="T9">The following is an embedded system scenario for t</text:span>he refrigeration controller consists of a PIC18 micro-controller, a control panel with 3 buttons and 2 LED’s, an analogue temperature sensor, a variable-speed compressor (driven by a BLDC Inverter), and a Bluetooth serial replacement unit operating at 300 baud with 8 data bits, no parity and 1 stop bit.</text:p>
      <text:p text:style-name="P1"/>
      <text:p text:style-name="P1">System Input:</text:p>
      <text:list xml:id="list2716741133" text:style-name="L2">
        <text:list-item>
          <text:p text:style-name="P3">Compressor Fault Signal (Fault/No Fault)</text:p>
        </text:list-item>
        <text:list-item>
          <text:p text:style-name="P3">BLDC Hall E<text:span text:style-name="T2">ff</text:span>ect sensors (3-bit pattern - A, B, C)</text:p>
        </text:list-item>
        <text:list-item>
          <text:p text:style-name="P3">Control Panel Buttons - momentary (3-bit pattern - Start/Stop, SP+, SP-)</text:p>
        </text:list-item>
        <text:list-item>
          <text:p text:style-name="P3">Temperature Sensor (continuous value from 0 - 9 degrees Celsius)</text:p>
        </text:list-item>
        <text:list-item>
          <text:p text:style-name="P3">Serial Port Rx (receives ASCII characters at 300baud, 8N1)</text:p>
        </text:list-item>
      </text:list>
      <text:p text:style-name="P1"/>
      <text:p text:style-name="P5">System Output:</text:p>
      <text:list xml:id="list898511576" text:style-name="L1">
        <text:list-item>
          <text:p text:style-name="P2">Control Panel Operating Light (On/O<text:span text:style-name="T2">ff)</text:span></text:p>
        </text:list-item>
        <text:list-item>
          <text:p text:style-name="P2">Control Panel Alarm Light (On/O<text:span text:style-name="T2">ff</text:span>)</text:p>
        </text:list-item>
        <text:list-item>
          <text:p text:style-name="P2">BLDC Motor Switching Pattern (6-bit pattern); motor response time 10 ms</text:p>
        </text:list-item>
        <text:list-item>
          <text:p text:style-name="P2">Serial Port T<text:span text:style-name="T2">X</text:span> (transmits ASCII characters at 300 baud, 8N1)</text:p>
        </text:list-item>
      </text:list>
      <text:p text:style-name="P1"/>
      <text:p text:style-name="P1">System Resources:</text:p>
      <text:list xml:id="list1412418021" text:style-name="L3">
        <text:list-item>
          <text:p text:style-name="P4">R1 Mutex associated with global variables Running, Temperature Error and Setpoint</text:p>
        </text:list-item>
        <text:list-item>
          <text:p text:style-name="P4">S1 Semaphore associated with Compressor Faults, maximum value </text:p>
        </text:list-item>
        <text:list-item>
          <text:p text:style-name="P4">T<text:span text:style-name="T2">X</text:span>Q Message queue containing characters for transmission via Bluetoot<text:span text:style-name="T3">h</text:span></text:p>
        </text:list-item>
        <text:list-item>
          <text:p text:style-name="P4">R<text:span text:style-name="T2">X</text:span>Q Message queue containing characters received via Bluetooth</text:p>
        </text:list-item>
      </text:list>
      <text:p text:style-name="P1"/>
      <text:p text:style-name="P6">Task 1 – BLDC Control </text:p>
      <text:p text:style-name="P6">Controls PWM signals for compressor; Runs at 100 ms intervals if global boolean variable Running is TRUE.</text:p>
      <text:p text:style-name="P6"/>
      <text:p text:style-name="P6">J11, e=10ms if Running == TRUE then release J12 and J13</text:p>
      <text:p text:style-name="P6">J12, e=5ms from J11, set Operating Light ON;</text:p>
      <text:p text:style-name="P6">J13, e=10ms from J11, if Compressor Fault Signal == TRUE then generate S1 else release J14 and J15</text:p>
      <text:p text:style-name="P6">J14, e=5ms from J13, lookup BLDC Motor Switching Pattern based on BLDC Hall Effect Sensor Pattern</text:p>
      <text:p text:style-name="P6">J15, e=15ms from J13, acquire R1; set PWM Duty Cycle based on Temperature Error; release R1</text:p>
      <text:p text:style-name="P6"/>
      <text:p text:style-name="P6">Task 2 – Temperature Monitor </text:p>
      <text:p text:style-name="P6">Reads Temperature Sensor; Runs at 0.5s intervals; local static variable Temperature.</text:p>
      <text:p text:style-name="P6"/>
      <text:p text:style-name="P6">J21, e=10ms Update Temperature reading</text:p>
      <text:p text:style-name="P6">J22, e=10ms after J21, if Temperature exceeds 4 C then put ‘*’ on T<text:span text:style-name="T4">X</text:span>Q</text:p>
      <text:p text:style-name="P6">J23, e=10ms after J21, acquire R1; calculate Temperature Error = Temperature - SetPoint; release R1</text:p>
      <text:p text:style-name="P6"/>
      <text:p text:style-name="P7">Task 3 – Interface Control </text:p>
      <text:p text:style-name="P7">Serial Communication + User Interface; Runs at 1s intervals. Phase Delay 0.25s; local variable p.</text:p>
      <text:p text:style-name="P7"/>
      <text:p text:style-name="P7">J31, e=20ms If Start/Stop Button was pressed THEN Acquire R1, Running = ! Running, Release R1</text:p>
      <text:p text:style-name="P7">J32, e=20ms if SP+ button was pressed THEN Acquire R1, Setpoint++, Release R1</text:p>
      <text:p text:style-name="P7">J33, e=20ms if SP- button was pressed THEN Acquire R1, Setpoint–, Release R1</text:p>
      <text:p text:style-name="P7"><text:soft-page-break/>J34, e=15ms Consume S1 (5ms timeout) - If consumed Alarm Light = ON</text:p>
      <text:p text:style-name="P7">J35, e=30ms if T<text:span text:style-name="T5">X</text:span>Q is not empty, and T<text:span text:style-name="T5">X</text:span> is IDLE, get character from T<text:span text:style-name="T5">X</text:span>Q and place in T<text:span text:style-name="T5">X</text:span>Char</text:p>
      <text:p text:style-name="P7">J36, e=30ms If R<text:span text:style-name="T5">X</text:span>Q is not empty, retrieve p from R<text:span text:style-name="T5">X</text:span>Q, if p is between ‘0’ and ‘9’ THEN Acquire R1,</text:p>
      <text:p text:style-name="P7">Setpoint = p-‘0’, Release R1</text:p>
      <text:p text:style-name="P7"/>
      <text:p text:style-name="P7">ISRHandler – Serial Communication </text:p>
      <text:p text:style-name="P7">Manages TXQ and RXQ; Runs on demand - baud rate 300, 8 data bits, no parity bit, 1 stop bit.</text:p>
      <text:p text:style-name="P7"/>
      <text:p text:style-name="P7">Jisr1, e=2ms if Rx Interrupt, Add RXChar to RXQ</text:p>
      <text:p text:style-name="P7">Jisr2, e=2ms if TX Interrupt, get character from TXQ and place in TXChar</text:p>
      <text:p text:style-name="P6"/>
      <text:p text:style-name="P6"/>
      <text:p text:style-name="P6"/>
      <text:p text:style-name="P8">Question A </text:p>
      <text:p text:style-name="P8">Based on the embedded system scenario specified earlier with real time requirements where the jobs and tasks for such system are described. </text:p>
      <text:p text:style-name="P8">Construct a cyclic <text:span text:style-name="T8">executive </text:span>schedule for the execution of <text:span text:style-name="T8">tasks 1 to 3 where the minor cycle is 50ms. You should presume that interrupts are never disabled.</text:span></text:p>
      <text:p text:style-name="P8"/>
      <text:p text:style-name="P8">Question B</text:p>
      <text:p text:style-name="P8">Based on the embedded system scenario specified earlier with real time requirements where the jobs and tasks for such system are described. </text:p>
      <text:p text:style-name="P9">Construct <text:span text:style-name="T7">and graph</text:span> an appropriate task timelines for the execution of these jobs assuming that they are scheduled using a <text:span text:style-name="T8">time-based task manager with a 100ms tick, where blocked tasks will trigger a context switch to the next ready task, and each tick the next ready task in the queue is allowed to run. You should presume that interrupts are never disabled.</text:span></text:p>
      <text:p text:style-name="P8"/>
      <text:p text:style-name="P8">Question C</text:p>
      <text:p text:style-name="P8">Based on the embedded system scenario specified earlier with real time requirements where the jobs and tasks for such system are described. </text:p>
      <text:p text:style-name="P8"/>
      <text:p text:style-name="P8">Compare the task performance achieved using the cyclic executive, and the <text:span text:style-name="T8">time-based task manager</text:span>. Your answer should clearly identify at least <text:span text:style-name="T8">three</text:span> criteria you could use for comparison, and explain which system you would prefer to implement <text:span text:style-name="T8">on the basis of those criteria</text:span>.</text:p>
      <text:p text:style-name="P8"/>
      <text:p text:style-name="P8">Question D</text:p>
      <text:p text:style-name="P8">Based on the embedded system scenario specified earlier with real time requirements where the jobs and tasks for such system are described. </text:p>
      <text:p text:style-name="P8"/>
      <text:p text:style-name="P8">You are told that Job J15 has a relative deadline of 50 ms after the release of Task 1. Use a precedence graph to determine the e<text:span text:style-name="T8">ff</text:span>ective task deadlines of the jobs in Task 1, and indicate the order in which Task1 jobs would run if the Deadline Monotonic priority-assignment algorithm was used on the e<text:span text:style-name="T8">ff</text:span>ective deadlines.</text:p>
      <text:p text:style-name="P8"/>
      <text:p text:style-name="P8"/>
      <text:p text:style-name="P8">Question E</text:p>
      <text:p text:style-name="P8">Based on the embedded system scenario specified earlier with real time requirements where the jobs and tasks for such system are described. </text:p>
      <text:p text:style-name="P8"/>
      <text:p text:style-name="P8"><text:soft-page-break/>Identify three potential hazards/risks that the system may present, if implemented using pre-emptive priority-based scheduling, where Task 1 has the highest priority, Task 3 has the lowest priority, and interrupts are never disabled. Suggest mitigating strategies for each hazard/ris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20:22:55.937413969</meta:creation-date>
    <meta:generator>LibreOffice/7.3.7.2$Linux_X86_64 LibreOffice_project/30$Build-2</meta:generator>
    <dc:date>2022-12-15T23:10:11.217623167</dc:date>
    <meta:editing-duration>PT2H6M40S</meta:editing-duration>
    <meta:editing-cycles>10</meta:editing-cycles>
    <meta:document-statistic meta:table-count="0" meta:image-count="0" meta:object-count="0" meta:page-count="3" meta:paragraph-count="58" meta:word-count="845" meta:character-count="5079" meta:non-whitespace-character-count="4290"/>
  </office:meta>
</office:document-meta>
</file>